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text-align="justify" style:justify-single-word="false" fo:padding="0.049cm" fo:border-left="none" fo:border-right="none" fo:border-top="0.018cm solid #000000" fo:border-bottom="0.018cm solid #000000" style:shadow="none"/>
    </style:style>
    <style:style style:name="P10" style:family="paragraph" style:parent-style-name="Standard" style:list-style-name="List_20_1"/>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1">
      <style:paragraph-properties fo:text-align="start" style:justify-single-word="false"/>
    </style:style>
    <style:style style:name="P15" style:family="paragraph" style:parent-style-name="Standard" style:list-style-name="List_20_2"/>
    <style:style style:name="P16" style:family="paragraph" style:parent-style-name="Heading_20_2">
      <style:paragraph-properties fo:break-before="page"/>
    </style:style>
    <style:style style:name="P17" style:family="paragraph" style:parent-style-name="Heading_20_2">
      <style:paragraph-properties fo:break-before="page"/>
      <style:text-properties style:font-name="Arial"/>
    </style:style>
    <style:style style:name="P18" style:family="paragraph" style:parent-style-name="Heading_20_3">
      <style:text-properties style:font-name="Arial"/>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29719"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481253"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2.0/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Runnable</text:span>, <text:span text:style-name="T4">Serializable</text:span></text:p>
      <text:p text:style-name="Code_20_block"><text:s text:c="2"/>{</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8610388" text:style-name="List_20_1">
        <text:list-item>
          <text:p text:style-name="P10">abstract: JPPFTask cannot be used directly, it must be extended to construct a real task</text:p>
        </text:list-item>
        <text:list-item>
          <text:p text:style-name="P10">Runnable: when writing a JPPF task, the run() method of <text:span text:style-name="Code_20_char">java.lang.Runnable</text:span> must be implemented. This is the part of a task that will be executed on a remote node.</text:p>
        </text:list-item>
        <text:list-item>
          <text:p text:style-name="P10">Serializable: tasks are sent to servers and nodes over a network. JPPF uses the Java serialia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40494327" text:continue-list="list4048125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499955" text:continue-list="list38610388" text:style-name="List_20_1">
        <text:list-item>
          <text:p text:style-name="P10"><text:span text:style-name="Code_20_char">public void setResult(Object result)</text:span> : <text:s/>stores the execution result; the argument must be serializable</text:p>
        </text:list-item>
        <text:list-item>
          <text:p text:style-name="P1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text:soft-page-break/></text:p>
      <text:list xml:id="list40487322" text:continue-numbering="true" text:style-name="List_20_1">
        <text:list-item>
          <text:p text:style-name="P10">using custom attributes in the task class and their accessors</text:p>
        </text:list-item>
        <text:list-item>
          <text:p text:style-name="P10">storing and getting data to/from a database</text:p>
        </text:list-item>
        <text:list-item>
          <text:p text:style-name="P10">using a file system</text:p>
        </text:list-item>
        <text:list-item>
          <text:p text:style-name="P10">using third-party applications or libraries</text:p>
        </text:list-item>
        <text:list-item>
          <text:p text:style-name="P10">etc ...</text:p>
        </text:list-item>
      </text:list>
      <text:list xml:id="list40472909" text:continue-list="list4049432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ely handle exceptions:</text:p>
      <text:p text:style-name="Standard"/>
      <text:list xml:id="list40480514" text:continue-list="list40487322" text:style-name="List_20_1">
        <text:list-item>
          <text:p text:style-name="P10"><text:span text:style-name="Code_20_char">public void setException(Exception e)</text:span> : store an exception for later retrieval</text:p>
        </text:list-item>
        <text:list-item>
          <text:p text:style-name="P10"><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 some code here ...</text:span></text:p>
      <text:p text:style-name="Code_20_block"><text:s text:c="6"/><text:span text:style-name="T6">}</text:span></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The following code shows how JPPF handles uncaught exceptions and throwables:</text:p>
      <text:p text:style-name="Standard"/>
      <text:p text:style-name="Code_20_block"><text:s text:c="2"/>JPPFTask task = ...;</text:p>
      <text:p text:style-name="Code_20_block"><text:s text:c="2"/>try</text:p>
      <text:p text:style-name="Code_20_block"><text:s text:c="2"/>{</text:p>
      <text:p text:style-name="Code_20_block"><text:s text:c="4"/>task.run();</text:p>
      <text:p text:style-name="Code_20_block"><text:s text:c="2"/>}</text:p>
      <text:p text:style-name="Code_20_block"><text:s text:c="2"/>catch(Throwable t)</text:p>
      <text:p text:style-name="Code_20_block"><text:s text:c="2"/>{</text:p>
      <text:p text:style-name="Code_20_block"><text:s text:c="4"/>if (t instanceof Exception)</text:p>
      <text:p text:style-name="Code_20_block"><text:s text:c="4"/>{</text:p>
      <text:p text:style-name="Code_20_block"><text:s text:c="6"/>task.setException((Exception) t);</text:p>
      <text:p text:style-name="Code_20_block"><text:s text:c="4"/>}</text:p>
      <text:p text:style-name="Code_20_block"><text:s text:c="4"/>else</text:p>
      <text:p text:style-name="Code_20_block"><text:s text:c="4"/>{</text:p>
      <text:p text:style-name="Code_20_block"><text:s text:c="6"/>task.setException(new JPPFException(t));</text:p>
      <text:p text:style-name="Code_20_block"><text:s text:c="4"/>}</text:p>
      <text:p text:style-name="Code_20_block"><text:s text:c="2"/>}</text:p>
      <text:p text:style-name="Standard"/>
      <text:p text:style-name="Standard"/>
      <text:p text:style-name="Standard"><text:soft-page-break/>Then in the application, you can retrieve the throwable as follows:</text:p>
      <text:p text:style-name="Standard"/>
      <text:p text:style-name="Code_20_block"><text:s text:c="2"/>JPPFTask task = ...;</text:p>
      <text:p text:style-name="Code_20_block"><text:s text:c="2"/>if (task.getException() != null)</text:p>
      <text:p text:style-name="Code_20_block"><text:s text:c="2"/>{</text:p>
      <text:p text:style-name="Code_20_block"><text:s text:c="4"/>Throwable cause = null;</text:p>
      <text:p text:style-name="Code_20_block"><text:s text:c="4"/>Exception e = task.getException();</text:p>
      <text:p text:style-name="Code_20_block"><text:s text:c="4"/>if (e instanceof JPPFException)</text:p>
      <text:p text:style-name="Code_20_block"><text:s text:c="4"/>{</text:p>
      <text:p text:style-name="Code_20_block"><text:s text:c="6"/>cause = e.getCause();</text:p>
      <text:p text:style-name="Code_20_block"><text:s text:c="4"/>}</text:p>
      <text:p text:style-name="Code_20_block"><text:s text:c="4"/>else</text:p>
      <text:p text:style-name="Code_20_block"><text:s text:c="4"/>{</text:p>
      <text:p text:style-name="Code_20_block"><text:s text:c="6"/>cause = e;</text:p>
      <text:p text:style-name="Code_20_block"><text:s text:c="4"/>}</text:p>
      <text:p text:style-name="Code_20_block"><text:s text:c="2"/>}</text:p>
      <text:list xml:id="list40503397" text:continue-list="list40472909"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These include the following functionalities:</text:p>
      <text:p text:style-name="Standard"/>
      <text:list xml:id="list40497639" text:continue-list="list40480514" text:style-name="List_20_1">
        <text:list-item>
          <text:p text:style-name="P10">cancel a task</text:p>
        </text:list-item>
        <text:list-item>
          <text:p text:style-name="P10">restart a task</text:p>
        </text:list-item>
        <text:list-item>
          <text:p text:style-name="P10">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Restart()</text:span>: invoked when the task is restarted (<text:span text:style-name="Code_20_char">onCancel()</text:span> is not called in this case)</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that illustrates this:</text:p>
      <text:p text:style-name="Standard"/>
      <text:p text:style-name="Code_20_block"><text:s text:c="2"/>public class MyTask extends JPPFTask</text:p>
      <text:p text:style-name="Code_20_block"><text:s text:c="2"/>{</text:p>
      <text:p text:style-name="Code_20_block"><text:s text:c="4"/>public MyTask(String taskId)</text:p>
      <text:p text:style-name="Code_20_block"><text:s text:c="4"/>{</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public void run()</text:p>
      <text:p text:style-name="Code_20_block"><text:s text:c="4"/>{</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text:p>
      <text:p text:style-name="Code_20_block"><text:s text:c="4"/>{</text:p>
      <text:p text:style-name="Code_20_block"><text:s text:c="6"/><text:span text:style-name="T5">// process task cancel event ...</text:span></text:p>
      <text:p text:style-name="Code_20_block"><text:s text:c="4"/>}</text:p>
      <text:p text:style-name="Code_20_block"><text:s text:c="2"/></text:p>
      <text:p text:style-name="Code_20_block"><text:soft-page-break/><text:s text:c="4"/>@override</text:p>
      <text:p text:style-name="Code_20_block"><text:s text:c="4"/>public void onRestart()</text:p>
      <text:p text:style-name="Code_20_block"><text:s text:c="4"/>{</text:p>
      <text:p text:style-name="Code_20_block"><text:s text:c="6"/>/<text:span text:style-name="T5">/ process task restart event ...</text:span></text:p>
      <text:p text:style-name="Code_20_block"><text:s text:c="4"/>}</text:p>
      <text:p text:style-name="Code_20_block"><text:s text:c="2"/></text:p>
      <text:p text:style-name="Code_20_block"><text:s text:c="4"/>@override</text:p>
      <text:p text:style-name="Code_20_block"><text:s text:c="4"/>public void onTimeout()</text:p>
      <text:p text:style-name="Code_20_block"><text:s text:c="4"/>{</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in two ways:</text:p>
      <text:p text:style-name="Standard"/>
      <text:p text:style-name="Standard">1) After a specified duration, counting from the time the task is started. JPPFTask provides the following methods for this:</text:p>
      <text:p text:style-name="Standard"/>
      <text:list xml:id="list40496337" text:continue-numbering="true" text:style-name="List_20_1">
        <text:list-item>
          <text:p text:style-name="P10"><text:span text:style-name="Code_20_char">public void setTimeout(long duration)</text:span>: sets a timeout after <text:span text:style-name="T1">duration</text:span> milliseconds</text:p>
        </text:list-item>
        <text:list-item>
          <text:p text:style-name="P10"><text:span text:style-name="Code_20_char">public long getTimeout()</text:span>: get the timeout duration set for this task</text:p>
        </text:list-item>
      </text:list>
      <text:p text:style-name="Standard"/>
      <text:p text:style-name="Standard">For example:</text:p>
      <text:p text:style-name="Standard"/>
      <text:p text:style-name="Code_20_block"><text:s text:c="2"/>myTask.setTimeout(5000L);</text:p>
      <text:p text:style-name="Standard"/>
      <text:p text:style-name="Standard">will cause myTask to time out if it lasts more than 5 seconds.</text:p>
      <text:p text:style-name="Standard"/>
      <text:p text:style-name="Standard">2) At a specified date/time, using the following methods:</text:p>
      <text:p text:style-name="Standard"/>
      <text:list xml:id="list40488057" text:continue-numbering="true" text:style-name="List_20_1">
        <text:list-item>
          <text:p text:style-name="P10"><text:span text:style-name="Code_20_char">public void setTimeoutDate(String date, SimpleDateFormat dateFormat)</text:span>: specifies the date and time at which the task will time out, as well as the format in which the date is expressed.</text:p>
        </text:list-item>
        <text:list-item>
          <text:p text:style-name="P10"><text:span text:style-name="Code_20_char">public String getTimeoutDate()</text:span>: get the date/time at which <text:s/>the task will time out</text:p>
        </text:list-item>
        <text:list-item>
          <text:p text:style-name="P10"><text:span text:style-name="Code_20_char">public SimpleDateFormat getTimeoutDateFormat()</text:span>: get the format in which the date/time is expressed</text:p>
        </text:list-item>
      </text:list>
      <text:p text:style-name="Standard"/>
      <text:p text:style-name="Standard">For example:</text:p>
      <text:p text:style-name="Standard"/>
      <text:p text:style-name="Code_20_block"><text:s text:c="2"/>myTask.setTimeoutDate("09/30/2010 12:08 PM", "MM/dd/yyyy hh:mm a");</text:p>
      <text:p text:style-name="Standard"/>
      <text:p text:style-name="Standard">will cause the task to time out on September 30, 2010 at 12:08 PM.</text:p>
      <text:p text:style-name="Standard"/>
      <text:p text:style-name="Standard">These two ways of setting a task timeout <text:s/>are mutually exclusive, and setting the value(s) for one will reset the value(s) for the other.</text:p>
      <text:list xml:id="list40474687" text:continue-list="list40503397"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8609906" text:style-name="L1">
        <text:list-item>
          <text:p text:style-name="P12"><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2.0/org/jppf/server/protocol/JPPFTask.html#getException()"><text:span text:style-name="Code_20_char">JPPFTask.getException()</text:span></text:a>) set to the captured error.</text:p>
        </text:list-item>
        <text:list-item>
          <text:p text:style-name="P12"><text:span text:style-name="T14">After execution of the tasks</text:span>: for each task that generates an error that prevents it from being sent back to the server, the JPPF will substitute an instance of <text:a xlink:type="simple" xlink:href="http://www.jppf.org/api-2.0/index.html?org/jppf/server/protocol/JPPFExceptionResult.html"><text:span text:style-name="Code_20_char">JPPFExceptionResult</text:span></text:a>, which is JPPF task used solely to describe the error and the object on which it occurred.</text:p>
        </text:list-item>
      </text:list>
      <text:list xml:id="list40476904" text:continue-list="list40474687" text:style-name="Outline">
        <text:list-item>
          <text:list>
            <text:list-item>
              <text:list>
                <text:list-item>
                  <text:h text:style-name="P19" text:outline-level="3">JPPF-annotated tasks</text:h>
                </text:list-item>
              </text:list>
            </text:list-item>
          </text:list>
        </text:list-item>
      </text:list>
      <text:p text:style-name="Standard">Another way to write a JPPF task is to take an existing class and annotate one of its public methods or constructors using <text:a xlink:type="simple" xlink:href="http://www.jppf.org/api-2.0/index.html?org/jppf/server/protocol/JPPFRunnable.html">@JPPFRunnable</text:a>.</text:p>
      <text:p text:style-name="Standard"/>
      <text:p text:style-name="Standard">Here is an example:</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500852" text:continue-list="list40488057" text:style-name="List_20_1">
        <text:list-item>
          <text:p text:style-name="P10">if the annotated element is an <text:span text:style-name="T1">instance</text:span> (non-static) method, the annotated class must be serializable</text:p>
        </text:list-item>
        <text:list-item>
          <text:p text:style-name="P10">if the class is already an instance of JPPFTask, the annotation will be ignored</text:p>
        </text:list-item>
        <text:list-item>
          <text:p text:style-name="P10">if an annotated method has a return type (i.e. non void), the return value will be set as the task result</text:p>
        </text:list-item>
        <text:list-item>
          <text:p text:style-name="P10">it is possible to annotate a public method or constructor</text:p>
        </text:list-item>
        <text:list-item>
          <text:p text:style-name="P10">an annotated method can be static or non-static</text:p>
        </text:list-item>
        <text:list-item>
          <text:p text:style-name="P10">if the annotated element is a constructor or a static method, the first argument of JPPFJob.addTask() must be a Class object representing the class that declares it.</text:p>
        </text:list-item>
        <text:list-item>
          <text:p text:style-name="P10">an annotated method or constructor can have any signature, with no limit on the number of arguments</text:p>
        </text:list-item>
        <text:list-item>
          <text:p text:style-name="P10">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8">Another example using an annotated static method:</text:p>
      <text:p text:style-name="P1"/>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40471784" text:continue-list="list4047690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text:p>
      <text:p text:style-name="Code_20_block"><text:s text:c="2"/>{</text:p>
      <text:p text:style-name="Code_20_block"><text:s text:c="4"/>public void run()</text:p>
      <text:p text:style-name="Code_20_block"><text:s text:c="4"/>{</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40502069" text:continue-list="list40500852" text:style-name="List_20_1">
        <text:list-item>
          <text:p text:style-name="P10">the class must be serializable</text:p>
        </text:list-item>
        <text:list-item>
          <text:p text:style-name="P14">if the class is already an instance of <text:span text:style-name="Code_20_char">JPPFTask</text:span>, or annotated with <text:span text:style-name="Code_20_char">@JPPFRunnable</text:span>, it will be processed as such</text:p>
        </text:list-item>
        <text:list-item>
          <text:p text:style-name="P10">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40482451" text:continue-list="list4047178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text:p>
      <text:p text:style-name="Code_20_block"><text:s text:c="2"/>{</text:p>
      <text:p text:style-name="Code_20_block"><text:s text:c="4"/>public String call() throws Exception</text:p>
      <text:p text:style-name="Code_20_block"><text:s text:c="4"/>{</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40478758" text:continue-list="list40502069" text:style-name="List_20_1">
        <text:list-item>
          <text:p text:style-name="P10">the Callable class must be serializable</text:p>
        </text:list-item>
        <text:list-item>
          <text:p text:style-name="P10">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0">the return value of the <text:span text:style-name="Code_20_char">call()</text:span> method will be set as the task result</text:p>
        </text:list-item>
        <text:list-item>
          <text:p text:style-name="P10">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40502550" text:continue-list="list40482451" text:style-name="Outline">
        <text:list-item>
          <text:list>
            <text:list-item>
              <text:list>
                <text:list-item>
                  <text:h text:style-name="P19"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31361146">Error: Reference source not found</text:bookmark-ref>), except for the fact that we need to specifiy explicite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text:p>
      <text:p text:style-name="Code_20_block"><text:s text:c="2"/>{</text:p>
      <text:p text:style-name="Code_20_block"><text:s text:c="4"/>public MyClass()</text:p>
      <text:p text:style-name="Code_20_block"><text:s text:c="4"/>{</text:p>
      <text:p text:style-name="Code_20_block"><text:s text:c="4"/>}</text:p>
      <text:p text:style-name="Code_20_block"><text:s text:c="2"/></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40475454" text:continue-list="list40478758" text:style-name="List_20_1">
        <text:list-item>
          <text:p text:style-name="P10">if the entry point is an <text:span text:style-name="T1">instance</text:span> (non-static) method, the class must be serializable</text:p>
        </text:list-item>
        <text:list-item>
          <text:p text:style-name="P10">if a method has a return type (i.e. non void), the return value will be set as the task result</text:p>
        </text:list-item>
        <text:list-item>
          <text:p text:style-name="P10">it is possible to use a public method or constructor as entry point</text:p>
        </text:list-item>
        <text:list-item>
          <text:p text:style-name="P10">a method entry point can be static or non-static</text:p>
        </text:list-item>
        <text:list-item>
          <text:p text:style-name="P10">A POJO task is added to a job by calling a <text:span text:style-name="Code_20_char">JPPFJob.addTask()</text:span> method whose first argument is the method or constructor name.</text:p>
        </text:list-item>
        <text:list-item>
          <text:p text:style-name="P10">if the entry point is a constructor or a static method, the second argument of JPPFJob.addTask() be a Class object representing the class that declares it.</text:p>
        </text:list-item>
        <text:list-item>
          <text:p text:style-name="P10">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40487949" text:continue-list="list40502550" text:style-name="Outline">
        <text:list-item>
          <text:list>
            <text:list-item>
              <text:list>
                <text:list-item>
                  <text:h text:style-name="P19"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2.0/index.html?org/jppf/server/protocol/CommandLineTask.html"><text:span text:style-name="Code_20_char">CommandLineTask</text:span></text:a>. Like <text:a xlink:type="simple" xlink:href="http://www.jppf.org/api-2.0/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8">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text:p>
      <text:p text:style-name="Code_20_block"><text:s text:c="8"/>{</text:p>
      <text:p text:style-name="Code_20_block"><text:s text:c="10"/>setCommandList("ls", "-a", "/usr/local");</text:p>
      <text:p text:style-name="Code_20_block"><text:s text:c="8"/>}</text:p>
      <text:p text:style-name="Code_20_block"><text:s text:c="8"/>else if (os.indexOf("windows") &gt;= 0)</text:p>
      <text:p text:style-name="Code_20_block"><text:s text:c="8"/>{</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list xml:id="list40481088" text:continue-numbering="true" text:style-name="Outline">
        <text:list-item>
          <text:list>
            <text:list-item>
              <text:list>
                <text:list-item>
                  <text:h text:style-name="P1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2.0/index.html?org/jppf/server/protocol/Location.html"><text:span text:style-name="Code_20_char">Location</text:span></text:a>, which provides the following methods:</text:p>
      <text:p text:style-name="P1"/>
      <text:p text:style-name="Code_20_block"><text:s text:c="2"/>public interface Location&lt;T&gt;</text:p>
      <text:p text:style-name="Code_20_block"><text:s text:c="2"/>{</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40494717" text:continue-list="list40475454" text:style-name="List_20_1">
        <text:list-item>
          <text:p text:style-name="P13"><text:a xlink:type="simple" xlink:href="http://www.jppf.org/api-2.0/index.html?org/jppf/server/protocol/FileLocation.html"><text:span text:style-name="Code_20_char">FileLocation</text:span></text:a> represents a path in the file system</text:p>
        </text:list-item>
        <text:list-item>
          <text:p text:style-name="P13"><text:a xlink:type="simple" xlink:href="http://www.jppf.org/api-2.0/index.html?org/jppf/server/protocol/URLLocation.html"><text:span text:style-name="Code_20_char">URLLocation</text:span></text:a> can be used to get data to and from a URL, including HTTP and FTP URLs</text:p>
        </text:list-item>
        <text:list-item>
          <text:p text:style-name="P13"><text:a xlink:type="simple" xlink:href="http://www.jppf.org/api-2.0/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P1"/>
      <text:list xml:id="list40498496" text:continue-list="list40481088" text:style-name="Outline">
        <text:list-item>
          <text:list>
            <text:list-item>
              <text:h text:style-name="P16" text:outline-level="2">Dealing with jobs</text:h>
            </text:list-item>
          </text:list>
        </text:list-item>
      </text:list>
      <text:p text:style-name="Standard">A job is a grouping of tasks with a common set of characteristics and a common SLA. These characteristics include:</text:p>
      <text:p text:style-name="Standard"/>
      <text:list xml:id="list40494788" text:continue-list="list40494717" text:style-name="List_20_1">
        <text:list-item>
          <text:p text:style-name="P10">common data shared between tasks (data provider)</text:p>
        </text:list-item>
        <text:list-item>
          <text:p text:style-name="P10">A common Service Level Agreement (SLA) comprising:</text:p>
        </text:list-item>
      </text:list>
      <text:list xml:id="list38636607" text:style-name="List_20_2">
        <text:list-item>
          <text:list>
            <text:list-item>
              <text:list>
                <text:list-item>
                  <text:p text:style-name="P15">the job priority</text:p>
                </text:list-item>
                <text:list-item>
                  <text:p text:style-name="P15">the maximum number of nodes a job can be executed on</text:p>
                </text:list-item>
                <text:list-item>
                  <text:p text:style-name="P15">an optional execution policy describing which nodes it can run on</text:p>
                </text:list-item>
                <text:list-item>
                  <text:p text:style-name="P15">a suspended indicator, that enables submitting a job in suspended state, waiting for an external command to resume or start its execution</text:p>
                </text:list-item>
                <text:list-item>
                  <text:p text:style-name="P15">an execution start date and time</text:p>
                </text:list-item>
              </text:list>
            </text:list-item>
          </text:list>
        </text:list-item>
      </text:list>
      <text:list xml:id="list40500564" text:continue-list="list40494788"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
      <text:p text:style-name="P1"/>
      <text:p text:style-name="P1">In addition to these, each job has an identifier, that allows JPPF to manage and monitor the job while distinguishing it from other jobs. If this identifier is not explicitely specified, JPPF will create one as a string of 32 hexadecimal characters.</text:p>
      <text:p text:style-name="P1"/>
      <text:p text:style-name="P1">In the JPPF API, a job is represented by the class <text:a xlink:type="simple" xlink:href="http://www.jppf.org/api-2.0/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495870" text:continue-list="list40498496" text:style-name="Outline">
        <text:list-item>
          <text:list>
            <text:list-item>
              <text:list>
                <text:list-item>
                  <text:h text:style-name="Heading_20_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Code_20_block"><text:s text:c="2"/></text:p>
      <text:p text:style-name="P6"><text:s text:c="2"/>// creates a blocking job with the specified data provider and default SLA values</text:p>
      <text:p text:style-name="Code_20_block"><text:s text:c="2"/>public JPPFJob(DataProvider dataProvider)</text:p>
      <text:p text:style-name="Code_20_block"><text:s text:c="2"/></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Code_20_block"><text:s text:c="2"/></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Code_20_block"><text:s text:c="2"/></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498660" text:continue-numbering="true" text:style-name="Outline">
        <text:list-item>
          <text:list>
            <text:list-item>
              <text:list>
                <text:list-item>
                  <text:h text:style-name="P19"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2.0/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40493494" text:continue-list="list40500564"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476712" text:continue-numbering="true" text:style-name="List_20_1">
        <text:list-item>
          <text:p text:style-name="P13">an instance of the POJO class if the entry point is a non-static method</text:p>
        </text:list-item>
        <text:list-item>
          <text:p text:style-name="P10">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40478931" text:continue-list="list40498660" text:style-name="Outline">
        <text:list-item>
          <text:list>
            <text:list-item>
              <text:list>
                <text:list-item>
                  <text:h text:style-name="P19"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2.0/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text:p>
      <text:p text:style-name="Code_20_block"><text:s text:c="2"/>{</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2.0/index.html?org/jppf/client/event/TaskResultEvent.html"><text:span text:style-name="Code_20_char">TaskResultEvent</text:span></text:a><text:span text:style-name="Code_20_char"><text:span text:style-name="T7">. Since JPPF 2.0, the public API for TaskResultEvent only has one remaining, non-deprecated method, as illustrated below:</text:span></text:span></text:p>
      <text:p text:style-name="P1"><text:span text:style-name="Code_20_char"><text:span text:style-name="T7"/></text:span></text:p>
      <text:p text:style-name="Code_20_block"><text:s text:c="2"/>public class TaskResultEvent extends EventObject</text:p>
      <text:p text:style-name="Code_20_block"><text:s text:c="2"/>{</text:p>
      <text:p text:style-name="Code_20_block"><text:s text:c="4"/>public List&lt;JPPFTask&gt; getTaskList();</text:p>
      <text:p text:style-name="Code_20_block"><text:s text:c="2"/>}</text:p>
      <text:p text:style-name="P1"><text:span text:style-name="Code_20_char"><text:span text:style-name="T7"/></text:span></text:p>
      <text:p text:style-name="P1"><text:span text:style-name="Code_20_char"><text:span text:style-name="T7">We can see that each notification is wrapping a list of </text:span></text:span><text:span text:style-name="Code_20_char">JPPFTask</text:span><text:span text:style-name="Code_20_char"><text:span text:style-name="T7"> instances. Note that there is no guarantee that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following example:</text:span></text:span></text:p>
      <text:p text:style-name="P1"><text:span text:style-name="Code_20_char"><text:span text:style-name="T7"/></text:span></text:p>
      <text:p text:style-name="Code_20_block"><text:s text:c="2"/>public class MyResultListener implements TaskResultListener</text:p>
      <text:p text:style-name="Code_20_block"><text:s text:c="2"/>{</text:p>
      <text:p text:style-name="Code_20_block"><text:s text:c="4"/><text:span text:style-name="T5">// Count of results not yet received</text:span></text:p>
      <text:p text:style-name="Code_20_block"><text:s text:c="4"/>private int pendingCount = 0;</text:p>
      <text:p text:style-name="Code_20_block"><text:s text:c="2"/></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text:p>
      <text:p text:style-name="Code_20_block"><text:s text:c="4"/>{</text:p>
      <text:p text:style-name="Code_20_block"><text:s text:c="6"/>this.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text:p>
      <text:p text:style-name="Code_20_block"><text:s text:c="4"/>{</text:p>
      <text:p text:style-name="Code_20_block"><text:s text:c="6"/><text:span text:style-name="T5">// Insert the tasks in the map, in ascending order based on their position</text:span></text:p>
      <text:p text:style-name="Code_20_block"><text:s text:c="6"/>for (JPPFTask task: event.getTaskList()) resultMap.put(task.getPosition(), task);</text:p>
      <text:p text:style-name="Code_20_block"><text:s text:c="6"/><text:span text:style-name="T5">// Update the number of pending tasks accordingly</text:span></text:p>
      <text:p text:style-name="Code_20_block"><text:s text:c="6"/>pendingCount -= event.getTaskList().size();</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text:p>
      <text:p text:style-name="Code_20_block"><text:s text:c="4"/>{</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text:p>
      <text:p text:style-name="Code_20_block"><text:s text:c="4"/>{</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oft-page-break/><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text:p>
      <text:p text:style-name="Code_20_block"><text:s text:c="2"/>{</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2.0/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 so you don't have to write your own synchronization code.</text:span></text:span></text:p>
      <text:list xml:id="list40478159" text:continue-numbering="true" text:style-name="Outline">
        <text:list-item>
          <text:list>
            <text:list-item>
              <text:h text:style-name="P17"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2.0/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text:p>
      <text:p text:style-name="Code_20_block"><text:s text:c="2"/>{</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9"><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9"><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40501527" text:continue-numbering="true" text:style-name="Outline">
        <text:list-item>
          <text:list>
            <text:list-item>
              <text:list>
                <text:list-item>
                  <text:h text:style-name="P20" text:outline-level="3">MemoryMapDataProvider: a map-based data provider</text:h>
                </text:list-item>
              </text:list>
            </text:list-item>
          </text:list>
        </text:list-item>
      </text:list>
      <text:p text:style-name="P1"><text:a xlink:type="simple" xlink:href="http://www.jppf.org/api-2.0/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40497918" text:continue-numbering="true" text:style-name="Outline">
        <text:list-item>
          <text:list>
            <text:list-item>
              <text:list>
                <text:list-item>
                  <text:h text:style-name="P18"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2.0/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2.0/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text:p>
      <text:p text:style-name="Code_20_block"><text:s text:c="2"/>{</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text:p>
      <text:p text:style-name="Code_20_block"><text:s text:c="2"/>{</text:p>
      <text:p text:style-name="Code_20_block"><text:s text:c="4"/>public void run()</text:p>
      <text:p text:style-name="Code_20_block"><text:s text:c="4"/>{</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Code_20_block"><text:s text:c="4"/><text:span text:style-name="T5">/**</text:span></text:p>
      <text:p text:style-name="P6"><text:s text:c="5"/>* A callable that simply prints a message on the client side</text:p>
      <text:p text:style-name="P6"><text:s text:c="5"/>* and returns the message to the node.</text:p>
      <text:p text:style-name="P6"><text:s text:c="5"/>*/</text:p>
      <text:p text:style-name="Code_20_block"><text:s text:c="4"/>public static class MyCallable implements JPPFCallable&lt;String&gt;</text:p>
      <text:p text:style-name="Code_20_block"><text:s text:c="4"/>{</text:p>
      <text:p text:style-name="Code_20_block"><text:s text:c="6"/>public String call()</text:p>
      <text:p text:style-name="Code_20_block"><text:s text:c="6"/>{</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40493765" text:continue-list="list40476712"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40472822" text:continue-list="list40497918" text:style-name="Outline">
        <text:list-item>
          <text:list>
            <text:list-item>
              <text:h text:style-name="P16"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40494100" text:continue-list="list40493765"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the characteristics of the nodes it can run on: the node execution policy</text:p>
        </text:list-item>
        <text:list-item>
          <text:p text:style-name="P13">the time at which a job is scheduled to start</text:p>
        </text:list-item>
      </text:list>
      <text:p text:style-name="P1"/>
      <text:p text:style-name="P1">A job SLA is represented by the class <text:a xlink:type="simple" xlink:href="http://www.jppf.org/api-2.0/index.html?org/jppf/server/protocol/JPPFJobSLA.html"><text:span text:style-name="Code_20_char">JPPFJobSLA</text:span></text:a>. In addition to a default constructor, it also provides a number of convenient constructors to facilitate the creation of an SLA:</text:p>
      <text:p text:style-name="P1"/>
      <text:p text:style-name="Code_20_block"><text:s text:c="2"/><text:span text:style-name="T5">// Default constructor</text:span></text:p>
      <text:p text:style-name="Code_20_block"><text:s text:c="2"/>public JPPFJobSLA()</text:p>
      <text:p text:style-name="Code_20_block"><text:s text:c="2"/></text:p>
      <text:p text:style-name="Code_20_block"><text:s text:c="2"/><text:span text:style-name="T5">// Initialize this job SLA with the specified execution policy</text:span></text:p>
      <text:p text:style-name="Code_20_block"><text:s text:c="2"/>public JPPFJobSLA(ExecutionPolicy policy)</text:p>
      <text:p text:style-name="Code_20_block"><text:s text:c="2"/></text:p>
      <text:p text:style-name="Code_20_block"><text:s text:c="2"/><text:span text:style-name="T5">// Initialize this job SLA with the specified execution policy and priority</text:span></text:p>
      <text:p text:style-name="Code_20_block"><text:s text:c="2"/>public JPPFJobSLA(ExecutionPolicy policy, int priority)</text:p>
      <text:p text:style-name="Code_20_block"><text:s text:c="2"/></text:p>
      <text:p text:style-name="P6"><text:s text:c="2"/>// Initialize this job SLA with the specified execution policy,</text:p>
      <text:p text:style-name="P6"><text:s text:c="2"/>// priority, max number of nodes and suspended indicator</text:p>
      <text:p text:style-name="Code_20_block"><text:s text:c="2"/>public JPPFJobSLA(ExecutionPolicy policy, int priority, int maxNodes,</text:p>
      <text:p text:style-name="Code_20_block"><text:s text:c="20"/>boolean suspended)</text:p>
      <text:p text:style-name="P1"/>
      <text:p text:style-name="P1">Each attribute of the SLA also has a corresponding setter and getter:</text:p>
      <text:p text:style-name="P1"/>
      <text:p text:style-name="Code_20_block"><text:s text:c="2"/><text:span text:style-name="T5">// execution policy</text:span></text:p>
      <text:p text:style-name="Code_20_block"><text:s text:c="2"/>public ExecutionPolicy getExecutionPolicy()</text:p>
      <text:p text:style-name="Code_20_block"><text:s text:c="2"/>public void setExecutionPolicy(ExecutionPolicy executionPolicy)</text:p>
      <text:p text:style-name="Code_20_block"><text:s text:c="2"/></text:p>
      <text:p text:style-name="Code_20_block"><text:s text:c="2"/><text:span text:style-name="T5">// job priority</text:span></text:p>
      <text:p text:style-name="Code_20_block"><text:s text:c="2"/>public int getPriority()</text:p>
      <text:p text:style-name="Code_20_block"><text:s text:c="2"/>public void setPriority(int priority)</text:p>
      <text:p text:style-name="Code_20_block"><text:s text:c="2"/></text:p>
      <text:p text:style-name="Code_20_block"><text:s text:c="2"/><text:span text:style-name="T5">// maximum number of nodes</text:span></text:p>
      <text:p text:style-name="Code_20_block"><text:s text:c="2"/>public int getMaxNodes()</text:p>
      <text:p text:style-name="Code_20_block"><text:s text:c="2"/>public void setMaxNodes(int maxNodes)</text:p>
      <text:p text:style-name="Code_20_block"><text:s text:c="2"/></text:p>
      <text:p text:style-name="Code_20_block"><text:s text:c="2"/><text:span text:style-name="T5">// suspended indicator</text:span></text:p>
      <text:p text:style-name="Code_20_block"><text:s text:c="2"/>public boolean isSuspended()</text:p>
      <text:p text:style-name="Code_20_block"><text:s text:c="2"/>public void setSuspended(boolean suspended)</text:p>
      <text:p text:style-name="Code_20_block"><text:s text:c="2"/></text:p>
      <text:p text:style-name="Code_20_block"><text:s text:c="2"/><text:span text:style-name="T5">// job startup schedule</text:span></text:p>
      <text:p text:style-name="Code_20_block"><text:s text:c="2"/>public JPPFSchedule getJobSchedule()</text:p>
      <text:p text:style-name="Code_20_block"><text:s text:c="2"/>public void setJobSchedule(JPPFSchedule jobSchedule) <text:s/></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jobSchedule)</text:p>
      <text:list xml:id="list40472346" text:continue-list="list40472822"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40478876" text:continue-list="list40494100" text:style-name="List_20_1">
        <text:list-item>
          <text:p text:style-name="P10">JPPF configuration properties</text:p>
        </text:list-item>
        <text:list-item>
          <text:p text:style-name="P10">System properties (including -D*=* properties specified on the JVM command line)</text:p>
        </text:list-item>
        <text:list-item>
          <text:p text:style-name="P10">Environment variables (e.g. PATH, JAVA_HOME, etc.)</text:p>
        </text:list-item>
        <text:list-item>
          <text:p text:style-name="P10">Networking: list of ipv4 and ipv6 addresses with corresponding host name when it can be resolved</text:p>
        </text:list-item>
        <text:list-item>
          <text:p text:style-name="P10">Runtime information such as maximum heap memory, number of available processors, etc...</text:p>
        </text:list-item>
        <text:list-item>
          <text:p text:style-name="P10">Disk space and storage information (JDK 1.6 or later only)</text:p>
        </text:list-item>
      </text:list>
      <text:p text:style-name="Standard"><text:soft-page-break/></text:p>
      <text:p text:style-name="Standard">The kind of tests that can be performed apply to the value of a property, and include:</text:p>
      <text:p text:style-name="Standard"/>
      <text:list xml:id="list40482116" text:continue-numbering="true" text:style-name="List_20_1">
        <text:list-item>
          <text:p text:style-name="P10">Binary comparison operators: ==, &lt;, &lt;=, &gt;, &gt;= ; for instance: ''property_value &lt;= 15''</text:p>
        </text:list-item>
        <text:list-item>
          <text:p text:style-name="P10">Range operators (intervals): ''property_value in'' [a,b] <text:s/>, <text:s/>[a,b[ <text:s/>, <text:s/>]a,b] <text:s/>, <text:s/>]a,b[</text:p>
        </text:list-item>
        <text:list-item>
          <text:p text:style-name="P10">"One of" operator (discrete sets): ''property_value in { a1, ... , aN }''</text:p>
        </text:list-item>
        <text:list-item>
          <text:p text:style-name="P10">"Contains string" operator: ''property_value contains "substring"''</text:p>
        </text:list-item>
        <text:list-item>
          <text:p text:style-name="P10">Regular expressions: '' property_value matches 'regexp' ''</text:p>
        </text:list-item>
        <text:list-item>
          <text:p text:style-name="P10">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40487150" text:continue-list="list40472346"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2.0/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define a policy allowing only nodes that are part of the "mydomain.com"</text:span></text:p>
      <text:p text:style-name="P6"><text:s text:c="6"/>internet domain (case ignored) --&gt;</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2.0/index.html?org/jppf/node/policy/PolicyParser.html"><text:span text:style-name="Code_20_char">PolicyParser</text:span></text:a> API, <text:soft-page-break/>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Standard"/>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Standard"/>
      <text:p text:style-name="Code_20_block"><text:s text:c="2"/>public ExecutionPolicy createPolicy(String policyPath)</text:p>
      <text:p text:style-name="Code_20_block"><text:s text:c="2"/>{</text:p>
      <text:p text:style-name="Code_20_block"><text:s text:c="4"/>try</text:p>
      <text:p text:style-name="Code_20_block"><text:s text:c="4"/>{</text:p>
      <text:p text:style-name="Code_20_block"><text:s text:c="6"/><text:span text:style-name="T5">// validate the specified XML file</text:span></text:p>
      <text:p text:style-name="Code_20_block"><text:s text:c="6"/>PolicyParser.validatePolicyFile(policyPath);</text:p>
      <text:p text:style-name="Code_20_block"><text:s text:c="4"/>}</text:p>
      <text:p text:style-name="Code_20_block"><text:s text:c="4"/>catch(Exception e)</text:p>
      <text:p text:style-name="Code_20_block"><text:s text:c="4"/>{</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40489342"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40491998" text:continue-list="list40482116" text:style-name="List_20_1">
        <text:list-item>
          <text:p text:style-name="P10">the custom policy class must extend <text:a xlink:type="simple" xlink:href="http://www.jppf.org/api-2.0/index.html?org/jppf/node/policy/CustomPolicy.html"><text:span text:style-name="Code_20_char">CustomPolicy</text:span></text:a></text:p>
        </text:list-item>
        <text:list-item>
          <text:p text:style-name="P10">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text:span></text:p>
      <text:p text:style-name="Code_20_block"><text:s text:c="2"/>{</text:p>
      <text:p text:style-name="Code_20_block"><text:s text:c="4"/><text:span text:style-name="T3">public boolean accepts(JPPFSystemInformation info)</text:span></text:p>
      <text:p text:style-name="Code_20_block"><text:s text:c="4"/>{</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oft-page-brea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40486027" text:continue-list="list40489342"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2.0/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text:soft-page-break/>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java.sun.com/j2se/1.5.0/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40490839"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class: <text:a xlink:type="simple" xlink:href="http://www.jppf.org/api-2.0/index.html?org/jppf/server/protocol/JPPFJobMetadata.html"><text:span text:style-name="Code_20_char">JPPFJobMetadata</text:span></text:a>, and can be accessed from the job as follows:</text:p>
      <text:p text:style-name="Standard"/>
      <text:p text:style-name="Code_20_block"><text:s text:c="2"/>JPPFJob job = ...;</text:p>
      <text:p text:style-name="Code_20_block"><text:s text:c="2"/>JPPFJobMetadata metaData = job.getJobMetadata();</text:p>
      <text:p text:style-name="Standard"/>
      <text:p text:style-name="Standard"><text:span text:style-name="Code_20_char">JPPFJobMetadata</text:span> provides the following methods:</text:p>
      <text:p text:style-name="Standard"/>
      <text:p text:style-name="Code_20_block"><text:s text:c="2"/><text:span text:style-name="T5">// Set a parameter in the metadata</text:span></text:p>
      <text:p text:style-name="Code_20_block"><text:s text:c="2"/>public void setParameter(Object key, Object value)</text:p>
      <text:p text:style-name="Code_20_block"><text:s text:c="2"/></text:p>
      <text:p text:style-name="Code_20_block"><text:s text:c="2"/><text:span text:style-name="T5">// Retrieve a parameter in the metadata</text:span></text:p>
      <text:p text:style-name="Code_20_block"><text:s text:c="2"/>public Object getParameter(Object key)</text:p>
      <text:p text:style-name="Code_20_block"><text:s text:c="2"/></text:p>
      <text:p text:style-name="Code_20_block"><text:s text:c="2"/><text:span text:style-name="T5">// Retrieve a parameter in the metadata</text:span></text:p>
      <text:p text:style-name="Code_20_block"><text:s text:c="2"/>public Object getParameter(Object key, Object defaultValue)</text:p>
      <text:p text:style-name="Code_20_block"><text:s text:c="2"/></text:p>
      <text:p text:style-name="Code_20_block"><text:s text:c="2"/><text:span text:style-name="T5">// Remove a parameter from the metadata</text:span></text:p>
      <text:p text:style-name="Code_20_block"><text:s text:c="2"/>public Object removeParameter(Object key)</text:p>
      <text:p text:style-name="Code_20_block"/>
      <text:p text:style-name="Code_20_block"><text:s text:c="2"/><text:span text:style-name="T5">// Get a copy of the metadata map</text:span></text:p>
      <text:p text:style-name="Code_20_block"><text:s text:c="2"/>public Map&lt;Object, Object&gt; getAll()</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CustomLoadBalancer” in the JPPF samples pack.</text:p>
      <text:list xml:id="list40487929" text:continue-numbering="true" text:style-name="Outline">
        <text:list-item>
          <text:list>
            <text:list-item>
              <text:h text:style-name="P16" text:outline-level="2">The JPPFClient API</text:h>
            </text:list-item>
          </text:list>
        </text:list-item>
      </text:list>
      <text:p text:style-name="Standard">A JPPF client is an object that will handle the communication between the application and the server. Its role is to:</text:p>
      <text:p text:style-name="Standard"/>
      <text:list xml:id="list40496310" text:continue-list="list40491998" text:style-name="List_20_1">
        <text:list-item>
          <text:p text:style-name="P10">manage one or multiple connections with the server</text:p>
        </text:list-item>
        <text:list-item>
          <text:p text:style-name="P10">submit jobs and get their results</text:p>
        </text:list-item>
        <text:list-item>
          <text:p text:style-name="P10">handle notifications of job results</text:p>
        </text:list-item>
        <text:list-item>
          <text:p text:style-name="P10">manage each connection's life cycle events</text:p>
        </text:list-item>
        <text:list-item>
          <text:p text:style-name="P10">provide the low-level machinery on the client side for the distributed class loading mechanism</text:p>
        </text:list-item>
        <text:list-item>
          <text:p text:style-name="P10">provide an access point for the management and monitoring of each server</text:p>
        </text:list-item>
      </text:list>
      <text:p text:style-name="Standard"/>
      <text:p text:style-name="Standard">A JPPF client is represented by the class <text:a xlink:type="simple" xlink:href="http://www.jppf.org/api-2.0/index.html?org/jppf/client/JPPFClient.html"><text:span text:style-name="Code_20_char">JPPFClient</text:span></text:a>. We will detail its functionalities in the next sub-sections.</text:p>
      <text:list xml:id="list40484243" text:continue-list="list4048792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o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8"/>
      <text:p text:style-name="Code_20_block"><text:s text:c="2"/>public class MyApplication</text:p>
      <text:p text:style-name="Code_20_block"><text:s text:c="2"/>{</text:p>
      <text:p text:style-name="Code_20_block"><text:s text:c="4"/><text:span text:style-name="T5">// singleton instance of the JPPF client</text:span></text:p>
      <text:p text:style-name="Code_20_block"><text:s text:c="4"/>private static JPPFClient jppfClient = new JPPFClient();</text:p>
      <text:p text:style-name="Code_20_block"/>
      <text:p text:style-name="Code_20_block"><text:s text:c="4"/><text:span text:style-name="T5">// allows access to the client from any other class</text:span></text:p>
      <text:p text:style-name="Code_20_block"><text:s text:c="4"/>public static JPPFClient getJPPFClient()</text:p>
      <text:p text:style-name="Code_20_block"><text:s text:c="4"/>{</text:p>
      <text:p text:style-name="Code_20_block"><text:s text:c="6"/>return jppfClient;</text:p>
      <text:p text:style-name="Code_20_block"><text:s text:c="4"/>}</text:p>
      <text:p text:style-name="Code_20_block"><text:s text:c="2"/></text:p>
      <text:p text:style-name="Code_20_block"><text:s text:c="4"/>public static void main(String...args)</text:p>
      <text:p text:style-name="Code_20_block"><text:s text:c="4"/>{</text:p>
      <text:p text:style-name="Code_20_block"><text:s text:c="6"/><text:span text:style-name="T5">// enclosed in a try / catch to ensure resources are properly released</text:span></text:p>
      <text:p text:style-name="Code_20_block"><text:s text:c="6"/>try</text:p>
      <text:p text:style-name="Code_20_block"><text:s text:c="6"/>{</text:p>
      <text:p text:style-name="Code_20_block"><text:s text:c="8"/><text:span text:style-name="T3">jppfClient = new JPPFClient();</text:span></text:p>
      <text:p text:style-name="Code_20_block"/>
      <text:p text:style-name="Code_20_block"><text:s text:c="8"/><text:span text:style-name="T5">// ... application-sepcific code here ...</text:span></text:p>
      <text:p text:style-name="Code_20_block"><text:s text:c="6"/>}</text:p>
      <text:p text:style-name="Code_20_block"><text:s text:c="6"/>finally</text:p>
      <text:p text:style-name="Code_20_block"><text:s text:c="6"/>{</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4049432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40486750" text:continue-list="list40496310"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3 </text:bookmark-ref>).</text:p>
        </text:list-item>
      </text:list>
      <text:list xml:id="list40493865" text:continue-list="list40494323"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2.0/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40476815" text:continue-numbering="true" text:style-name="Outline">
        <text:list-item>
          <text:list>
            <text:list-item>
              <text:list>
                <text:list-item>
                  <text:h text:style-name="Heading_20_3" text:outline-level="3"><text:bookmark-start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2.0/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6.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text:soft-page-break/></text:p>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40495164" text:continue-numbering="true" text:style-name="Outline">
        <text:list-item>
          <text:list>
            <text:list-item>
              <text:list>
                <text:list-item>
                  <text:h text:style-name="Heading_20_3"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2.0/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text:p>
      <text:p text:style-name="Code_20_block"><text:s text:c="2"/>{</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text:span></text:p>
      <text:p text:style-name="Code_20_block"><text:s text:c="2"/>{</text:p>
      <text:p text:style-name="Code_20_block"><text:s text:c="4"/><text:span text:style-name="T3">public void statusChanged(ClientConnectionStatusEvent event)</text:span></text:p>
      <text:p text:style-name="Code_20_block"><text:s text:c="4"/>{</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8">To put all of this together, let's take the sample listener from the previous section <text:bookmark-ref text:reference-format="number-all-superior" text:ref-name="__RefHeading__32325689">3.6.4 </text:bookmark-ref> and modify it to add a status listener to each new connection:</text:p>
      <text:p text:style-name="Standard"/>
      <text:p text:style-name="Code_20_block"><text:s text:c="2"/>public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us event on the new connection</text:span></text:p>
      <text:p text:style-name="Code_20_block"><text:s text:c="6"/>connection.addClientConnectionStatusListener(new MyStatusListener());</text:p>
      <text:p text:style-name="Code_20_block"><text:s text:c="4"/>}</text:p>
      <text:p text:style-name="Code_20_block"><text:s text:c="2"/>}</text:p>
      <text:p text:style-name="Standard"/>
      <text:list xml:id="list40483609" text:continue-numbering="true" text:style-name="Outline">
        <text:list-item>
          <text:list>
            <text:list-item>
              <text:h text:style-name="P1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2.0/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text:p>
      <text:p text:style-name="Code_20_block"><text:s text:c="2"/>{</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text:p>
      <text:p text:style-name="Code_20_block"><text:s text:c="2"/>finally</text:p>
      <text:p text:style-name="Code_20_block"><text:s text:c="2"/>{</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text:p>
      <text:p text:style-name="Code_20_block"><text:s text:c="2"/>{</text:p>
      <text:p text:style-name="Code_20_block"><text:s text:c="4"/>private int id = 0;</text:p>
      <text:p text:style-name="Code_20_block"><text:s text:c="2"/></text:p>
      <text:p text:style-name="Code_20_block"><text:s text:c="4"/>public MyRunnable(int id)</text:p>
      <text:p text:style-name="Code_20_block"><text:s text:c="4"/>{</text:p>
      <text:p text:style-name="Code_20_block"><text:s text:c="6"/>this.id = id;</text:p>
      <text:p text:style-name="Code_20_block"><text:s text:c="4"/>}</text:p>
      <text:p text:style-name="Code_20_block"><text:s text:c="2"/></text:p>
      <text:p text:style-name="Code_20_block"><text:s text:c="4"/>public void run()</text:p>
      <text:p text:style-name="Code_20_block"><text:s text:c="4"/>{</text:p>
      <text:p text:style-name="Code_20_block"><text:s text:c="6"/>System.out.println(“Runing task id ” + id);</text:p>
      <text:p text:style-name="Code_20_block"><text:s text:c="4"/>}</text:p>
      <text:p text:style-name="Code_20_block"><text:s text:c="2"/>}</text:p>
      <text:p text:style-name="P1"/>
      <text:p text:style-name="P1"/>
      <text:list xml:id="list40503450" text:continue-numbering="true" text:style-name="Outline">
        <text:list-item>
          <text:list>
            <text:list-item>
              <text:list>
                <text:list-item>
                  <text:h text:style-name="P1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orughput of individual tasks sent via an executor service.</text:p>
      <text:p text:style-name="P1"/>
      <text:p text:style-name="P1"><text:span text:style-name="T3">Using a batch size</text:span>: specifying a batch size via the method <text:a xlink:type="simple" xlink:href="http://www.jppf.org/api-2.0/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1"><text:span text:style-name="T3"/></text:p>
      <text:p text:style-name="P1"><text:span text:style-name="T3">Using a batch timeout</text:span>: this is done via the method <text:a xlink:type="simple" xlink:href="http://www.jppf.org/api-2.0/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emout counter will be reset each time a job is sent. Using a timeout is also an efficient way to deal with the possible blocking behavior of the batch size mode. In this case, just use a timeout that is suffic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40485567" text:continue-numbering="true" text:style-name="Outline">
        <text:list-item>
          <text:list>
            <text:list-item>
              <text:h text:style-name="P16" text:outline-level="2">The JPPF configuration API</text:h>
            </text:list-item>
          </text:list>
        </text:list-item>
      </text:list>
      <text:p text:style-name="P2">The JPPF configuration properties are accessible at runtime, via a static method call:</text:p>
      <text:p text:style-name="P2"><text:a xlink:type="simple" xlink:href="http://www.jppf.org/api-2.0/org/jppf/utils/JPPFConfiguration.html#getProperties()"><text:span text:style-name="Code_20_char">JPPFConfiguration.getProperties()</text:span></text:a>. This method returns an object of type <text:a xlink:type="simple" xlink:href="http://www.jppf.org/api-2.0/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text:span text:style-name="T5">// constructors</text:span></text:p>
      <text:p text:style-name="Code_20_block"><text:s text:c="2"/>public TypedProperties()</text:p>
      <text:p text:style-name="Code_20_block"><text:s text:c="2"/><text:span text:style-name="T5">// initialize with existing key/value pairs from a map</text:span></text:p>
      <text:p text:style-name="Code_20_block"><text:s text:c="2"/>public TypedProperties(Map&lt;Object, Object&gt; map)</text:p>
      <text:p text:style-name="Code_20_block"><text:s text:c="2"/><text:span text:style-name="T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5">// int properties</text:span></text:p>
      <text:p text:style-name="Code_20_block"><text:s text:c="2"/>public int getInt(String key)</text:p>
      <text:p text:style-name="Code_20_block"><text:s text:c="2"/>public int getInt(String key, int defValue)</text:p>
      <text:p text:style-name="Code_20_block"><text:s text:c="2"/><text:span text:style-name="T5">// long properties</text:span></text:p>
      <text:p text:style-name="Code_20_block"><text:s text:c="2"/>public long getLong(String key)</text:p>
      <text:p text:style-name="Code_20_block"><text:s text:c="2"/>public long getLong(String key, long defValue)</text:p>
      <text:p text:style-name="Code_20_block"><text:s text:c="2"/><text:span text:style-name="T5">// float properties</text:span></text:p>
      <text:p text:style-name="Code_20_block"><text:s text:c="2"/>public float getFloat(String key)</text:p>
      <text:p text:style-name="Code_20_block"><text:s text:c="2"/>public float getFloat(String key, float defValue)</text:p>
      <text:p text:style-name="Code_20_block"><text:s text:c="2"/><text:span text:style-name="T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2.0/org/jppf/utils/TypedProperties.html#getProperties(java.lang.String)"><text:span text:style-name="Code_20_char">TypedProperties.getProperties(java.lang.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fied as a string. If you wish to progra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p>
      <text:p text:style-name="Code_20_block"><text:s text:c="2"/><text:span text:style-name="T5">// set the connection properties progra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class.server.port", "11111");</text:p>
      <text:p text:style-name="Code_20_block"><text:s text:c="2"/>props.setProperty("driver1.app.server.port", "11112");</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46H00M43S</meta:editing-duration>
    <meta:editing-cycles>202</meta:editing-cycles>
    <meta:generator>OpenOffice.org/3.1$Win32 OpenOffice.org_project/310m11$Build-9399</meta:generator>
    <meta:creation-date>2009-09-06T09:03:36.19</meta:creation-date>
    <dc:date>2010-12-21T20:37:04.52</dc:date>
    <meta:document-statistic meta:table-count="0" meta:image-count="0" meta:object-count="0" meta:page-count="28" meta:paragraph-count="1155" meta:word-count="9707" meta:character-count="6620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